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b019" officeooo:paragraph-rsid="0003b0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cing</text:p>
      <text:p text:style-name="P1"/>
      <text:p text:style-name="P1">Contact us 336-710-9122</text:p>
      <text:p text:style-name="P1">or piajet27@gmail.com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15:25:27.113000000</meta:creation-date>
    <dc:date>2014-05-01T15:32:29.571000000</dc:date>
    <meta:editing-duration>P0D</meta:editing-duration>
    <meta:editing-cycles>1</meta:editing-cycles>
    <meta:document-statistic meta:table-count="0" meta:image-count="0" meta:object-count="0" meta:page-count="1" meta:paragraph-count="3" meta:word-count="6" meta:character-count="51" meta:non-whitespace-character-count="48"/>
    <meta:generator>LibreOffice/4.1.4.2$Windows_x86 LibreOffice_project/0a0440ccc0227ad9829de5f46be37cfb6edcf72</meta:generator>
  </office:meta>
</office:document-meta>
</file>